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T_CLINICA</text:p>
          </table:table-cell>
          <table:table-cell table:style-name="ce1" office:value-type="string">
            <text:p>DIM_TEMPO</text:p>
          </table:table-cell>
          <table:table-cell table:style-name="ce1" office:value-type="string">
            <text:p>DIM_PACIENTE</text:p>
          </table:table-cell>
          <table:table-cell table:style-name="ce1" office:value-type="string">
            <text:p>DIM_CONVENIO</text:p>
          </table:table-cell>
          <table:table-cell table:style-name="ce1" office:value-type="string">
            <text:p>DIM_PROCEDIMENT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D_FATO</text:p>
          </table:table-cell>
          <table:table-cell table:style-name="ce2" office:value-type="string">
            <text:p>ID_TEMPO</text:p>
          </table:table-cell>
          <table:table-cell table:style-name="ce2" office:value-type="string">
            <text:p>ID_PACIENTE</text:p>
          </table:table-cell>
          <table:table-cell table:style-name="ce2" office:value-type="string">
            <text:p>ID_CONVENIO</text:p>
          </table:table-cell>
          <table:table-cell table:style-name="ce2" office:value-type="string">
            <text:p>ID_PROCEDIMENT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D_TEMPO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NM_PACIENTE</text:p>
          </table:table-cell>
          <table:table-cell table:style-name="ce2" office:value-type="string">
            <text:p>NM_CONVENIO</text:p>
          </table:table-cell>
          <table:table-cell table:style-name="ce2" office:value-type="string">
            <text:p>NM_PROCEDIMENTO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D_PACIENTE</text:p>
          </table:table-cell>
          <table:table-cell table:style-name="ce2" office:value-type="string">
            <text:p>M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D_CONVENIO</text:p>
          </table:table-cell>
          <table:table-cell table:style-name="ce2" office:value-type="string">
            <text:p>AN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D_PROCEDIMENTO</text:p>
          </table:table-cell>
          <table:table-cell table:style-name="ce2" office:value-type="string">
            <text:p>BIMEST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ALOR</text:p>
          </table:table-cell>
          <table:table-cell table:style-name="ce2" office:value-type="string">
            <text:p>TRIMESTR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MESTR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O médico responsável pela clínica quer entender melhor os seus processos de negócio, desejando uma gama de relatórios gerenciais. Alguns tipos de relatórios são mostrados abaixo: 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Análise comparativa do faturamento com procedimentos realizados na clínica, avaliado por paciente e convênio em janelas de tempo;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ELECT DATA, NM_PROCEDIMENTO, NM_PACIENTE, NM_CONVENIO, VALOR FROM FT_CLINICA A INNER JOIN DIM_TEMPO B ON A.ID_TEMPO=B.ID_TEMPO</text:p>
          </table:table-cell>
          <table:table-cell table:number-columns-repeated="1023"/>
        </table:table-row>
        <table:table-row table:style-name="ro1">
          <table:table-cell office:value-type="string">
            <text:p>INNER JOIN DIM_PACIENTE C ON A.ID_PACIENTE=C.ID_PACIENTE INNER JOIN DIM_CONVENIO D ON A.ID_CONVENIO=D.ID_CONVENIO</text:p>
          </table:table-cell>
          <table:table-cell table:number-columns-repeated="1023"/>
        </table:table-row>
        <table:table-row table:style-name="ro1">
          <table:table-cell office:value-type="string">
            <text:p>INNER JOIN DIM_PROCEDIMENTO E ON A.ID_PROCEDIMENTO=E.ID_PROCE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rocedimentos mais rentáveis;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ELECT NM_PROCEDIMENTO, VALOR FROM FT_CLINICA A INNER JOIN DIM_PROCEDIMENTO B ON A.ID_PROCEDIMENTO=B.ID_PROCEDIMENTO ORDER BY VALOR DESC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nálise comparativa do índice de utilização dos procedimentos realizados na clínica, avaliados por períodos de tempo e por paciente;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ELECT NM_PROCEDIMENTO, NM_PACIENTE, DATA FROM FT_CLINICA A INNER JOIN DIM_PROCEDIMENTO B ON A.ID_PROCEDIMENTO=B.ID_PROCEDIMENTO </text:p>
          </table:table-cell>
          <table:table-cell table:number-columns-repeated="1023"/>
        </table:table-row>
        <table:table-row table:style-name="ro1">
          <table:table-cell office:value-type="string">
            <text:p>INNER JOIN DIM_PACIENTE C ON A.ID_PACIENTE=C.ID_PACIENTE INNER JOIN DIM_TEMPO D ON A.ID_TEMPO=D.ID_TEMP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Índice de utilização de procedimentos, analisados por convênio ao longo do tempo.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ELECT NM_PROCEDIMENTO, NM_PACIENTE, DATA FROM FT_CLINICA A INNER JOIN DIM_PROCEDIMENTO B ON A.ID_PROCEDIMENTO=B.ID_PROCEDIMENTO </text:p>
          </table:table-cell>
          <table:table-cell table:number-columns-repeated="1023"/>
        </table:table-row>
        <table:table-row table:style-name="ro1">
          <table:table-cell office:value-type="string">
            <text:p>INNER JOIN DIM_CONVENIO C ON A.ID_CONVENIO=C.ID_CONVENIO INNER JOIN DIM_TEMPO D ON A.ID_TEMPO=D.ID_TEMPO</text:p>
          </table:table-cell>
          <table:table-cell table:number-columns-repeated="1023"/>
        </table:table-row>
      </table:table>
      <table:table table:name="Planilh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1">11/08/2021</text:date>, <text:time>19:3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OUZA</meta:initial-creator>
    <meta:creation-date>2021-08-11T19:32:52.93</meta:creation-date>
    <dc:date>2021-08-11T19:34:51.32</dc:date>
    <dc:creator>BRUNO SOUZA</dc:creator>
    <meta:editing-duration>PT1M58S</meta:editing-duration>
    <meta:editing-cycles>1</meta:editing-cycles>
    <meta:document-statistic meta:table-count="3" meta:cell-count="37" meta:object-count="0"/>
    <meta:generator>OpenOffice/4.1.10$Win32 OpenOffice.org_project/4110m2$Build-9807</meta:generator>
  </office:meta>
</office:document-meta>
</file>